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fkGroteskNeue" svg:font-family="fkGroteskNeue, ui-sans-serif, system-ui, apple-system, BlinkMacSystemFont, 'Segoe UI', Roboto, 'Helvetica Neue', Arial, 'Noto Sans', sans-serif, 'Apple Color Emoji', 'Segoe UI Emoji', 'Segoe UI Symbol', 'Noto Color Emoji', 'Hiragino Sans', 'PingFang SC', 'Apple SD Gothic Neo', 'Yu Gothic', 'Microsoft YaHei', 'Microsoft JhengHei', Meiryo"/>
    <style:font-face style:name="fkGroteskNeue1" svg:font-family="fkGroteskNeue, ui-sans-serif, system-ui, apple-system, BlinkMacSystemFont, 'Segoe UI', Roboto, 'Helvetica Neue', Arial, 'Noto Sans', sans-serif, 'Apple Color Emoji', 'Segoe UI Emoji', 'Segoe UI Symbol', 'Noto Color Emoji', 'Hiragino Sans', 'PingFang SC', 'Apple SD Gothic Neo', 'Yu Gothic', 'Microsoft YaHei', 'Microsoft JhengHei', Meiryo" style:font-family-generic="roman"/>
  </office:font-face-decls>
  <office:automatic-styles>
    <style:style style:name="WebsitesCaseStudy" style:family="table">
      <style:table-properties style:width="19.293cm" fo:margin-left="0cm" table:align="left"/>
    </style:style>
    <style:style style:name="WebsitesCaseStudy.A" style:family="table-column">
      <style:table-column-properties style:column-width="1.111cm"/>
    </style:style>
    <style:style style:name="WebsitesCaseStudy.B" style:family="table-column">
      <style:table-column-properties style:column-width="2.778cm"/>
    </style:style>
    <style:style style:name="WebsitesCaseStudy.C" style:family="table-column">
      <style:table-column-properties style:column-width="3.598cm"/>
    </style:style>
    <style:style style:name="WebsitesCaseStudy.D" style:family="table-column">
      <style:table-column-properties style:column-width="4.239cm"/>
    </style:style>
    <style:style style:name="WebsitesCaseStudy.E" style:family="table-column">
      <style:table-column-properties style:column-width="6.068cm"/>
    </style:style>
    <style:style style:name="WebsitesCaseStudy.F" style:family="table-column">
      <style:table-column-properties style:column-width="1.499cm"/>
    </style:style>
    <style:style style:name="WebsitesCaseStudy.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WebsitesCaseStudy.A2" style:family="table-cell">
      <style:table-cell-properties fo:background-color="transparent" fo:padding="0cm" fo:border="none" style:writing-mode="page">
        <style:background-image/>
      </style:table-cell-properties>
    </style:style>
    <style:style style:name="WebsitesCaseStudy.B2" style:family="table-cell">
      <style:table-cell-properties fo:background-color="transparent" fo:padding="0cm" fo:border="none" style:writing-mode="page">
        <style:background-image/>
      </style:table-cell-properties>
    </style:style>
    <style:style style:name="WebsitesCaseStudy.C2" style:family="table-cell">
      <style:table-cell-properties fo:background-color="transparent" fo:padding="0cm" fo:border="none" style:writing-mode="page">
        <style:background-image/>
      </style:table-cell-properties>
    </style:style>
    <style:style style:name="WebsitesCaseStudy.D2" style:family="table-cell">
      <style:table-cell-properties fo:background-color="transparent" fo:padding="0cm" fo:border="none" style:writing-mode="page">
        <style:background-image/>
      </style:table-cell-properties>
    </style:style>
    <style:style style:name="WebsitesCaseStudy.E2" style:family="table-cell">
      <style:table-cell-properties fo:background-color="transparent" fo:padding="0cm" fo:border="none" style:writing-mode="page">
        <style:background-image/>
      </style:table-cell-properties>
    </style:style>
    <style:style style:name="WebsitesCaseStudy.F2" style:family="table-cell">
      <style:table-cell-properties fo:background-color="transparent" fo:padding="0cm" fo:border="none" style:writing-mode="page">
        <style:background-image/>
      </style:table-cell-properties>
    </style:style>
    <style:style style:name="WebsitesCaseStudy.3" style:family="table-row">
      <style:table-row-properties style:min-row-height="7.89cm"/>
    </style:style>
    <style:style style:name="WebsitesCaseStudy.B3" style:family="table-cell">
      <style:table-cell-properties fo:background-color="transparent" fo:padding="0cm" fo:border="none" style:writing-mode="page">
        <style:background-image/>
      </style:table-cell-properties>
    </style:style>
    <style:style style:name="WebsitesCaseStudy.C3" style:family="table-cell">
      <style:table-cell-properties fo:background-color="transparent" fo:padding="0cm" fo:border="none" style:writing-mode="page">
        <style:background-image/>
      </style:table-cell-properties>
    </style:style>
    <style:style style:name="WebsitesCaseStudy.D3" style:family="table-cell">
      <style:table-cell-properties fo:background-color="transparent" fo:padding="0cm" fo:border="none" style:writing-mode="page">
        <style:background-image/>
      </style:table-cell-properties>
    </style:style>
    <style:style style:name="WebsitesCaseStudy.E3" style:family="table-cell">
      <style:table-cell-properties fo:background-color="transparent" fo:padding="0cm" fo:border="none" style:writing-mode="page">
        <style:background-image/>
      </style:table-cell-properties>
    </style:style>
    <style:style style:name="WebsitesCaseStudy.F3" style:family="table-cell">
      <style:table-cell-properties fo:background-color="transparent" fo:padding="0cm" fo:border="none" style:writing-mode="page">
        <style:background-image/>
      </style:table-cell-properties>
    </style:style>
    <style:style style:name="WebsitesCaseStudy.B4" style:family="table-cell">
      <style:table-cell-properties fo:background-color="transparent" fo:padding="0cm" fo:border="none" style:writing-mode="page">
        <style:background-image/>
      </style:table-cell-properties>
    </style:style>
    <style:style style:name="WebsitesCaseStudy.C4" style:family="table-cell">
      <style:table-cell-properties fo:background-color="transparent" fo:padding="0cm" fo:border="none" style:writing-mode="page">
        <style:background-image/>
      </style:table-cell-properties>
    </style:style>
    <style:style style:name="WebsitesCaseStudy.D4" style:family="table-cell">
      <style:table-cell-properties fo:background-color="transparent" fo:padding="0cm" fo:border="none" style:writing-mode="page">
        <style:background-image/>
      </style:table-cell-properties>
    </style:style>
    <style:style style:name="WebsitesCaseStudy.E4" style:family="table-cell">
      <style:table-cell-properties fo:background-color="transparent" fo:padding="0cm" fo:border="none" style:writing-mode="page">
        <style:background-image/>
      </style:table-cell-properties>
    </style:style>
    <style:style style:name="WebsitesCaseStudy.F4" style:family="table-cell">
      <style:table-cell-properties fo:background-color="transparent" fo:padding="0cm" fo:border="none" style:writing-mode="page">
        <style:background-image/>
      </style:table-cell-properties>
    </style:style>
    <style:style style:name="WebsitesCaseStudy.B5" style:family="table-cell">
      <style:table-cell-properties fo:background-color="transparent" fo:padding="0cm" fo:border="none" style:writing-mode="page">
        <style:background-image/>
      </style:table-cell-properties>
    </style:style>
    <style:style style:name="WebsitesCaseStudy.C5" style:family="table-cell">
      <style:table-cell-properties fo:background-color="transparent" fo:padding="0cm" fo:border="none" style:writing-mode="page">
        <style:background-image/>
      </style:table-cell-properties>
    </style:style>
    <style:style style:name="WebsitesCaseStudy.D5" style:family="table-cell">
      <style:table-cell-properties fo:background-color="transparent" fo:padding="0cm" fo:border="none" style:writing-mode="page">
        <style:background-image/>
      </style:table-cell-properties>
    </style:style>
    <style:style style:name="WebsitesCaseStudy.E5" style:family="table-cell">
      <style:table-cell-properties fo:background-color="transparent" fo:padding="0cm" fo:border="none" style:writing-mode="page">
        <style:background-image/>
      </style:table-cell-properties>
    </style:style>
    <style:style style:name="WebsitesCaseStudy.F5" style:family="table-cell">
      <style:table-cell-properties fo:background-color="transparent" fo:padding="0cm" fo:border="none" style:writing-mode="page">
        <style:background-image/>
      </style:table-cell-properties>
    </style:style>
    <style:style style:name="WebsitesCaseStudy.A6" style:family="table-cell">
      <style:table-cell-properties fo:background-color="transparent" fo:padding="0cm" fo:border-left="none" fo:border-right="none" fo:border-top="none" fo:border-bottom="0.75pt solid #000000" style:writing-mode="page">
        <style:background-image/>
      </style:table-cell-properties>
    </style:style>
    <style:style style:name="WebsitesCaseStudy.B6" style:family="table-cell">
      <style:table-cell-properties fo:background-color="transparent" fo:padding="0cm" fo:border-left="none" fo:border-right="none" fo:border-top="none" fo:border-bottom="0.75pt solid #000000" style:writing-mode="page">
        <style:background-image/>
      </style:table-cell-properties>
    </style:style>
    <style:style style:name="WebsitesCaseStudy.C6" style:family="table-cell">
      <style:table-cell-properties fo:background-color="transparent" fo:padding="0cm" fo:border-left="none" fo:border-right="none" fo:border-top="none" fo:border-bottom="0.75pt solid #000000" style:writing-mode="page">
        <style:background-image/>
      </style:table-cell-properties>
    </style:style>
    <style:style style:name="WebsitesCaseStudy.D6" style:family="table-cell">
      <style:table-cell-properties fo:background-color="transparent" fo:padding="0cm" fo:border-left="none" fo:border-right="none" fo:border-top="none" fo:border-bottom="0.75pt solid #000000" style:writing-mode="page">
        <style:background-image/>
      </style:table-cell-properties>
    </style:style>
    <style:style style:name="WebsitesCaseStudy.E6" style:family="table-cell">
      <style:table-cell-properties fo:background-color="transparent" fo:padding="0cm" fo:border-left="none" fo:border-right="none" fo:border-top="none" fo:border-bottom="0.75pt solid #000000" style:writing-mode="page">
        <style:background-image/>
      </style:table-cell-properties>
    </style:style>
    <style:style style:name="WebsitesCaseStudy.F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fo:font-size="21pt" officeooo:rsid="00088c68" officeooo:paragraph-rsid="00088c68" style:font-size-asian="18.3500003814697pt" style:font-size-complex="21pt"/>
    </style:style>
    <style:style style:name="P2" style:family="paragraph" style:parent-style-name="Standard">
      <style:paragraph-properties fo:text-align="justify" style:justify-single-word="false"/>
      <style:text-properties fo:font-size="12pt" officeooo:rsid="00088c68" officeooo:paragraph-rsid="00088c68" style:font-size-asian="10.5pt" style:font-size-complex="12pt"/>
    </style:style>
    <style:style style:name="P3" style:family="paragraph" style:parent-style-name="Standard">
      <style:paragraph-properties fo:text-align="start" style:justify-single-word="false"/>
      <style:text-properties fo:font-size="15pt" officeooo:rsid="00088c68" officeooo:paragraph-rsid="00088c68" style:font-size-asian="13.1000003814697pt" style:font-size-complex="15pt"/>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8c68" officeooo:paragraph-rsid="00088c6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fkGroteskNeue1" fo:font-size="9pt" fo:font-style="normal" fo:text-shadow="none" style:text-underline-style="none" fo:font-weight="normal" officeooo:rsid="000b6408" officeooo:paragraph-rsid="000b6408" style:font-size-asian="9pt" style:font-style-asian="normal" style:font-weight-asian="normal" style:font-size-complex="9pt" style:font-style-complex="normal" style:font-weight-complex="normal" style:text-overline-style="none" style:text-overline-color="font-color"/>
    </style:style>
    <style:style style:name="P9" style:family="paragraph" style:parent-style-name="Table_20_Contents" style:list-style-name="L2">
      <style:paragraph-properties fo:text-align="start" style:justify-single-word="false"/>
      <style:text-properties fo:font-variant="normal" fo:text-transform="none" fo:color="#000000" loext:opacity="100%" style:text-outline="false" style:text-line-through-style="none" style:text-line-through-type="none" style:font-name="fkGroteskNeue" fo:font-size="9pt" fo:letter-spacing="normal"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fkGroteskNeue" fo:font-size="9pt" fo:letter-spacing="normal"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1" style:family="paragraph" style:parent-style-name="Table_20_Contents" style:list-style-name="L2">
      <style:paragraph-properties fo:text-align="start" style:justify-single-word="false"/>
      <style:text-properties fo:font-variant="normal" fo:text-transform="none" fo:color="#000000" loext:opacity="100%" style:text-outline="false" style:text-line-through-style="none" style:text-line-through-type="none" style:font-name="fkGroteskNeue" fo:font-size="9pt" fo:letter-spacing="normal" fo:font-style="normal" fo:text-shadow="none" style:text-underline-style="none" fo:font-weight="normal" officeooo:rsid="000a8230" officeooo:paragraph-rsid="000a8230" style:font-size-asian="9pt" style:font-style-asian="normal" style:font-weight-asian="normal" style:font-size-complex="9pt" style:font-style-complex="normal" style:font-weight-complex="normal" style:text-overline-style="none" style:text-overline-color="font-color"/>
    </style:style>
    <style:style style:name="P12" style:family="paragraph" style:parent-style-name="Table_20_Contents" style:list-style-name="L6">
      <style:paragraph-properties fo:text-align="start" style:justify-single-word="false"/>
      <style:text-properties fo:font-variant="normal" fo:text-transform="none" fo:color="#000000" loext:opacity="100%" style:text-outline="false" style:text-line-through-style="none" style:text-line-through-type="none" style:font-name="fkGroteskNeue" fo:font-size="9pt" fo:letter-spacing="normal" fo:font-style="normal" fo:text-shadow="none" style:text-underline-style="none" fo:font-weight="normal" officeooo:paragraph-rsid="000c585c" style:font-size-asian="9pt" style:font-style-asian="normal" style:font-weight-asian="normal" style:font-size-complex="9pt" style:font-style-complex="normal" style:font-weight-complex="normal" style:text-overline-style="none" style:text-overline-color="font-color" loext:padding="0cm" loext:border="none"/>
    </style:style>
    <style:style style:name="P13" style:family="paragraph" style:parent-style-name="Table_20_Contents" style:list-style-name="L6">
      <style:paragraph-properties fo:text-align="start" style:justify-single-word="false"/>
      <style:text-properties fo:font-variant="normal" fo:text-transform="none" fo:color="#000000" loext:opacity="100%" style:text-outline="false" style:text-line-through-style="none" style:text-line-through-type="none" style:font-name="fkGroteskNeue" fo:font-size="9pt" fo:letter-spacing="normal" fo:font-style="normal" fo:text-shadow="none" style:text-underline-style="none" fo:font-weight="normal" officeooo:rsid="000e451c" officeooo:paragraph-rsid="000e451c" style:font-size-asian="9pt" style:font-style-asian="normal" style:font-weight-asian="normal" style:font-size-complex="9pt" style:font-style-complex="normal" style:font-weight-complex="normal" style:text-overline-style="none" style:text-overline-color="font-color" loext:padding="0cm" loext:border="none"/>
    </style:style>
    <style:style style:name="P14" style:family="paragraph" style:parent-style-name="Table_20_Contents">
      <style:paragraph-properties fo:text-align="start" style:justify-single-word="false"/>
      <style:text-properties officeooo:paragraph-rsid="000b6408"/>
    </style:style>
    <style:style style:name="P15" style:family="paragraph" style:parent-style-name="Table_20_Contents" style:list-style-name="L3">
      <style:paragraph-properties fo:text-align="start" style:justify-single-word="false"/>
      <style:text-properties officeooo:paragraph-rsid="000b6408"/>
    </style:style>
    <style:style style:name="P16" style:family="paragraph" style:parent-style-name="Table_20_Contents" style:list-style-name="L4">
      <style:paragraph-properties fo:text-align="start" style:justify-single-word="false"/>
      <style:text-properties officeooo:paragraph-rsid="000b6408"/>
    </style:style>
    <style:style style:name="P17" style:family="paragraph" style:parent-style-name="Table_20_Contents" style:list-style-name="L9">
      <style:paragraph-properties fo:text-align="start" style:justify-single-word="false"/>
      <style:text-properties fo:font-size="9pt" officeooo:paragraph-rsid="00101c24" style:font-size-asian="9pt" style:font-size-complex="9pt"/>
    </style:style>
    <style:style style:name="P18" style:family="paragraph" style:parent-style-name="Text_20_body" style:list-style-name="L1">
      <style:paragraph-properties fo:text-align="start" style:justify-single-word="false"/>
      <style:text-properties officeooo:paragraph-rsid="000a8230"/>
    </style:style>
    <style:style style:name="P19" style:family="paragraph" style:parent-style-name="Text_20_body" style:list-style-name="L1">
      <style:paragraph-properties fo:text-align="start" style:justify-single-word="false"/>
      <style:text-properties officeooo:paragraph-rsid="000b6408"/>
    </style:style>
    <style:style style:name="P20" style:family="paragraph" style:parent-style-name="Text_20_body" style:list-style-name="L1">
      <style:paragraph-properties fo:text-align="start" style:justify-single-word="false"/>
      <style:text-properties officeooo:rsid="000b6408" officeooo:paragraph-rsid="000b6408"/>
    </style:style>
    <style:style style:name="P21" style:family="paragraph" style:parent-style-name="Text_20_body" style:list-style-name="L5">
      <style:paragraph-properties fo:text-align="start" style:justify-single-word="false"/>
      <style:text-properties fo:font-variant="normal" fo:text-transform="none" fo:color="#000000" loext:opacity="100%" style:text-outline="false" style:text-line-through-style="none" style:text-line-through-type="none" style:font-name="fkGroteskNeue" fo:font-size="9pt" fo:letter-spacing="normal"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loext:padding="0cm" loext:border="none"/>
    </style:style>
    <style:style style:name="P22" style:family="paragraph" style:parent-style-name="Text_20_body" style:list-style-name="L5">
      <style:paragraph-properties fo:padding="0cm" fo:border="none"/>
      <style:text-properties fo:font-variant="normal" fo:text-transform="none" fo:color="#000000" loext:opacity="100%" style:text-outline="false" style:text-line-through-style="none" style:text-line-through-type="none" style:font-name="fkGroteskNeue" fo:font-size="9pt" fo:letter-spacing="normal" fo:font-style="normal" fo:text-shadow="none" style:text-underline-style="none" fo:font-weight="normal" officeooo:paragraph-rsid="000c585c" style:font-size-asian="9pt" style:font-style-asian="normal" style:font-weight-asian="normal" style:font-size-complex="9pt" style:font-style-complex="normal" style:font-weight-complex="normal" style:text-overline-style="none" style:text-overline-color="font-color" loext:padding="0cm" loext:border="none"/>
    </style:style>
    <style:style style:name="P23" style:family="paragraph" style:parent-style-name="YEAHHHH">
      <style:paragraph-properties fo:text-align="center" style:justify-single-word="false"/>
      <style:text-properties fo:color="#000000" loext:opacity="100%" style:text-outline="false" style:text-line-through-style="none" style:text-line-through-type="none" style:font-name="fkGroteskNeue1" fo:font-size="9pt" fo:font-style="normal" fo:text-shadow="none" style:text-underline-style="none" fo:font-weight="normal" officeooo:rsid="000b6408" style:font-size-asian="9pt" style:font-style-asian="normal" style:font-weight-asian="normal" style:font-size-complex="9pt" style:font-style-complex="normal" style:font-weight-complex="normal" style:text-overline-style="none" style:text-overline-color="font-color"/>
    </style:style>
    <style:style style:name="P24" style:family="paragraph" style:parent-style-name="YEAHHHH" style:list-style-name="L7">
      <style:text-properties fo:font-size="9pt" style:font-size-asian="9pt" style:font-size-complex="9pt"/>
    </style:style>
    <style:style style:name="P25" style:family="paragraph" style:parent-style-name="YEAHHHH" style:list-style-name="L7">
      <style:text-properties fo:font-size="9pt" officeooo:paragraph-rsid="00151ad5" style:font-size-asian="9pt" style:font-size-complex="9pt"/>
    </style:style>
    <style:style style:name="P26" style:family="paragraph" style:parent-style-name="YEAHHHH" style:list-style-name="L8">
      <style:text-properties officeooo:paragraph-rsid="000e451c"/>
    </style:style>
    <style:style style:name="P27" style:family="paragraph" style:parent-style-name="YEAHHHH">
      <style:text-properties officeooo:rsid="00101c24" officeooo:paragraph-rsid="00101c24"/>
    </style:style>
    <style:style style:name="P28" style:family="paragraph" style:parent-style-name="YEAHHHH" style:list-style-name="L9">
      <style:text-properties officeooo:paragraph-rsid="00101c24"/>
    </style:style>
    <style:style style:name="T1" style:family="text">
      <style:text-properties officeooo:rsid="00088c68"/>
    </style:style>
    <style:style style:name="T2" style:family="text">
      <style:text-properties fo:font-variant="normal" fo:text-transform="none" style:font-name="fkGroteskNeue" fo:font-size="12pt" fo:letter-spacing="normal" fo:font-style="normal" fo:font-weight="normal"/>
    </style:style>
    <style:style style:name="T3" style:family="text">
      <style:text-properties fo:font-variant="normal" fo:text-transform="none" style:font-name="fkGroteskNeue" fo:font-size="12pt" fo:letter-spacing="normal" fo:font-style="normal" fo:font-weight="normal" style:font-size-asian="9pt" style:font-size-complex="9pt" loext:padding="0cm" loext:border="none"/>
    </style:style>
    <style:style style:name="T4" style:family="text">
      <style:text-properties fo:font-variant="normal" fo:text-transform="none" style:font-name="fkGroteskNeue" fo:font-size="12pt" fo:letter-spacing="normal" fo:font-style="normal" fo:font-weight="normal" loext:padding="0cm" loext:border="none"/>
    </style:style>
    <style:style style:name="T5" style:family="text">
      <style:text-properties fo:font-variant="normal" fo:text-transform="none" style:font-name="fkGroteskNeue" fo:letter-spacing="normal"/>
    </style:style>
    <style:style style:name="T6" style:family="text">
      <style:text-properties fo:font-variant="normal" fo:text-transform="none" style:font-name="fkGroteskNeue" fo:letter-spacing="normal" fo:font-style="normal" fo:font-weight="normal"/>
    </style:style>
    <style:style style:name="T7" style:family="text">
      <style:text-properties fo:font-variant="normal" fo:text-transform="none" style:font-name="fkGroteskNeue" fo:letter-spacing="normal" fo:font-style="normal" fo:font-weight="normal" loext:padding="0cm" loext:border="none"/>
    </style:style>
    <style:style style:name="T8" style:family="text">
      <style:text-properties fo:font-variant="normal" fo:text-transform="none" style:font-name="fkGroteskNeue" fo:letter-spacing="normal" fo:font-style="normal" fo:font-weight="normal" officeooo:rsid="00101c24"/>
    </style:style>
    <style:style style:name="T9" style:family="text">
      <style:text-properties fo:font-variant="normal" fo:text-transform="none" style:font-name="fkGroteskNeue" fo:letter-spacing="normal" fo:font-style="normal" fo:font-weight="normal" officeooo:rsid="00101c24" loext:padding="0cm" loext:border="none"/>
    </style:style>
    <style:style style:name="T10" style:family="text">
      <style:text-properties fo:font-variant="normal" fo:text-transform="none" style:font-name="fkGroteskNeue" fo:letter-spacing="normal" fo:font-style="normal" fo:font-weight="normal" officeooo:rsid="0011f6d3" loext:padding="0cm" loext:border="none"/>
    </style:style>
    <style:style style:name="T11" style:family="text">
      <style:text-properties fo:font-variant="normal" fo:text-transform="none" style:font-name="fkGroteskNeue" fo:letter-spacing="normal" officeooo:rsid="000e451c" loext:padding="0cm" loext:border="none"/>
    </style:style>
    <style:style style:name="T12" style:family="text">
      <style:text-properties fo:font-variant="normal" fo:text-transform="none" style:font-name="fkGroteskNeue" fo:font-size="9pt" fo:letter-spacing="normal" style:font-size-asian="9pt" style:font-size-complex="9pt"/>
    </style:style>
    <style:style style:name="T13" style:family="text">
      <style:text-properties fo:font-variant="normal" fo:text-transform="none" style:font-name="fkGroteskNeue" fo:font-size="9pt" fo:letter-spacing="normal" officeooo:rsid="000a8230" style:font-size-asian="9pt" style:font-size-complex="9pt"/>
    </style:style>
    <style:style style:name="T14" style:family="text">
      <style:text-properties fo:font-variant="normal" fo:text-transform="none" style:font-name="fkGroteskNeue" fo:font-size="9pt" fo:letter-spacing="normal" fo:font-style="normal" fo:font-weight="normal" style:font-size-asian="9pt" style:font-size-complex="9pt"/>
    </style:style>
    <style:style style:name="T15" style:family="text">
      <style:text-properties fo:font-variant="normal" fo:text-transform="none" style:font-name="fkGroteskNeue" fo:font-size="9pt" fo:letter-spacing="normal" fo:font-style="normal" fo:font-weight="normal" style:font-size-asian="9pt" style:font-size-complex="9pt" loext:padding="0cm" loext:border="none"/>
    </style:style>
    <style:style style:name="T16" style:family="text">
      <style:text-properties fo:font-variant="normal" fo:text-transform="none" style:font-name="fkGroteskNeue" fo:font-size="10pt" fo:letter-spacing="normal" fo:font-style="normal" fo:font-weight="normal" style:font-size-asian="10pt" style:font-size-complex="10pt"/>
    </style:style>
    <style:style style:name="T17" style:family="text">
      <style:text-properties fo:font-variant="normal" fo:text-transform="none" fo:color="#000000" loext:opacity="100%" style:text-outline="false" style:text-line-through-style="none" style:text-line-through-type="none" style:font-name="fkGroteskNeue" fo:font-size="9pt" fo:letter-spacing="normal"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font-name="fkGroteskNeue" fo:font-size="9pt" fo:letter-spacing="normal" fo:font-style="normal" fo:text-shadow="none" style:text-underline-style="none" fo:font-weight="normal" officeooo:rsid="000a8230" style:font-size-asian="9pt" style:font-style-asian="normal" style:font-weight-asian="normal" style:font-size-complex="9pt" style:font-style-complex="normal" style:font-weight-complex="normal"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font-name="fkGroteskNeue" fo:font-size="9pt" fo:letter-spacing="normal" fo:font-style="normal" fo:text-shadow="none" style:text-underline-style="none" fo:font-weight="normal" officeooo:rsid="000a8230" style:font-size-asian="9pt" style:font-style-asian="normal" style:font-weight-asian="normal" style:font-size-complex="9pt" style:font-style-complex="normal" style:font-weight-complex="normal" style:text-overline-style="none" style:text-overline-color="font-color" loext:padding="0cm" loext:border="none"/>
    </style:style>
    <style:style style:name="T20" style:family="text">
      <style:text-properties fo:font-variant="normal" fo:text-transform="none" fo:color="#000000" loext:opacity="100%" style:text-outline="false" style:text-line-through-style="none" style:text-line-through-type="none" style:font-name="fkGroteskNeue" fo:font-size="9pt" fo:letter-spacing="normal"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loext:padding="0cm" loext:border="none"/>
    </style:style>
    <style:style style:name="T21" style:family="text">
      <style:text-properties fo:font-variant="normal" fo:text-transform="none" fo:color="#000000" loext:opacity="100%" style:text-outline="false" style:text-line-through-style="none" style:text-line-through-type="none" style:font-name="fkGroteskNeue" fo:font-size="9pt" fo:letter-spacing="normal" fo:font-style="normal" fo:text-shadow="none" style:text-underline-style="none" fo:font-weight="normal" officeooo:rsid="000b6408" style:font-size-asian="9pt" style:font-style-asian="normal" style:font-weight-asian="normal" style:font-size-complex="9pt" style:font-style-complex="normal" style:font-weight-complex="normal"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font-name="fkGroteskNeue" fo:font-size="9pt" fo:letter-spacing="normal" fo:font-style="normal" fo:text-shadow="none" style:text-underline-style="none" fo:font-weight="normal" officeooo:rsid="000b6408" style:font-size-asian="9pt" style:font-style-asian="normal" style:font-weight-asian="normal" style:font-size-complex="9pt" style:font-style-complex="normal" style:font-weight-complex="normal" style:text-overline-style="none" style:text-overline-color="font-color" loext:padding="0cm" loext:border="none"/>
    </style:style>
    <style:style style:name="T23" style:family="text">
      <style:text-properties fo:font-variant="normal" fo:text-transform="none" fo:color="#000000" loext:opacity="100%" style:text-outline="false" style:text-line-through-style="none" style:text-line-through-type="none" style:font-name="fkGroteskNeue" fo:font-size="9pt" fo:letter-spacing="normal" fo:font-style="normal" fo:text-shadow="none" style:text-underline-style="none" fo:font-weight="normal" officeooo:rsid="00101c24" style:font-size-asian="9pt" style:font-style-asian="normal" style:font-weight-asian="normal" style:font-size-complex="9pt" style:font-style-complex="normal" style:font-weight-complex="normal" style:text-overline-style="none" style:text-overline-color="font-color" loext:padding="0cm" loext:border="none"/>
    </style:style>
    <style:style style:name="T24" style:family="text">
      <style:text-properties fo:font-variant="normal" fo:text-transform="none" fo:color="#000000" loext:opacity="100%" style:text-outline="false" style:text-line-through-style="none" style:text-line-through-type="none" style:font-name="fkGroteskNeue"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font-name="fkGroteskNeue"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26" style:family="text">
      <style:text-properties fo:font-variant="normal" fo:text-transform="none" fo:color="#000000" loext:opacity="100%" style:text-outline="false" style:text-line-through-style="none" style:text-line-through-type="none" style:font-name="fkGroteskNeue" fo:font-size="10pt" fo:letter-spacing="normal"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7" style:family="text">
      <style:text-properties fo:font-variant="normal" fo:text-transform="none" fo:color="#000000" loext:opacity="100%" style:text-outline="false" style:text-line-through-style="none" style:text-line-through-type="none" style:font-name="fkGroteskNeue" fo:letter-spacing="normal"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font-name="fkGroteskNeue" fo:letter-spacing="normal" fo:font-style="normal" fo:text-shadow="none" style:text-underline-style="none" fo:font-weight="normal" style:font-style-asian="normal" style:font-weight-asian="normal" style:font-style-complex="normal" style:font-weight-complex="normal" style:text-overline-style="none" style:text-overline-color="font-color" loext:padding="0cm" loext:border="none"/>
    </style:style>
    <style:style style:name="T29" style:family="text">
      <style:text-properties loext:padding="0cm" loext:border="none"/>
    </style:style>
    <style:style style:name="T30" style:family="text">
      <style:text-properties fo:font-size="9pt" style:font-size-asian="9pt" style:font-size-complex="9pt" loext:padding="0cm" loext:border="none"/>
    </style:style>
    <style:style style:name="T31" style:family="text">
      <style:text-properties fo:font-size="10pt" style:font-size-asian="10pt" style:font-size-complex="10pt" loext:padding="0cm" loext:border="none"/>
    </style:style>
    <style:style style:name="T32" style:family="text">
      <style:text-properties fo:color="#000000" loext:opacity="100%" style:text-outline="false" style:text-line-through-style="none" style:text-line-through-type="none" style:font-name="fkGroteskNeue1" fo:font-size="9pt" fo:font-style="normal" fo:text-shadow="none" style:text-underline-style="none" fo:font-weight="normal" officeooo:rsid="000a8230" style:font-size-asian="9pt" style:font-style-asian="normal" style:font-weight-asian="normal" style:font-size-complex="9pt"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fkGroteskNeue1" fo:font-size="9pt" fo:font-style="normal" fo:text-shadow="none" style:text-underline-style="none" fo:font-weight="normal" officeooo:rsid="000b6408" style:font-size-asian="9pt" style:font-style-asian="normal" style:font-weight-asian="normal" style:font-size-complex="9pt" style:font-style-complex="normal" style:font-weight-complex="normal" style:text-overline-style="none" style:text-overline-color="font-color" loext:padding="0cm" loext:border="none"/>
    </style:style>
    <style:style style:name="T34"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35" style:family="text">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loext:padding="0cm" loext:border="none"/>
    </style:style>
    <style:style style:name="T36" style:family="text">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loext:padding="0cm" loext:border="none"/>
    </style:style>
    <style:style style:name="T37" style:family="text">
      <style:text-properties officeooo:rsid="000c585c"/>
    </style:style>
    <style:style style:name="T38" style:family="text">
      <style:text-properties officeooo:rsid="0013957a"/>
    </style:style>
    <style:style style:name="T39" style:family="text">
      <style:text-properties officeooo:rsid="00139c04" loext:padding="0cm" loext:border="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text:p>
      <text:p text:style-name="P3">Problem Statement:- </text:p>
      <text:p text:style-name="P2"><text:tab/>Visit various websites available online for different client projects, identify and note down the evaluation results in following format and note down and learn and conclude different website design issues that should be considered while designing a web site.</text:p>
      <table:table table:name="WebsitesCaseStudy" table:style-name="WebsitesCaseStudy" table:template-name="Academic">
        <table:table-column table:style-name="WebsitesCaseStudy.A"/>
        <table:table-column table:style-name="WebsitesCaseStudy.B"/>
        <table:table-column table:style-name="WebsitesCaseStudy.C"/>
        <table:table-column table:style-name="WebsitesCaseStudy.D"/>
        <table:table-column table:style-name="WebsitesCaseStudy.E"/>
        <table:table-column table:style-name="WebsitesCaseStudy.F"/>
        <table:table-row>
          <table:table-cell table:style-name="WebsitesCaseStudy.A1" office:value-type="string">
            <text:p text:style-name="P5">Sr No.</text:p>
          </table:table-cell>
          <table:table-cell table:style-name="WebsitesCaseStudy.A1" office:value-type="string">
            <text:p text:style-name="P5">Website URL</text:p>
          </table:table-cell>
          <table:table-cell table:style-name="WebsitesCaseStudy.A1" office:value-type="string">
            <text:p text:style-name="P5">Purpose of</text:p>
            <text:p text:style-name="P5">website</text:p>
          </table:table-cell>
          <table:table-cell table:style-name="WebsitesCaseStudy.A1" office:value-type="string">
            <text:p text:style-name="P5">Things</text:p>
            <text:p text:style-name="P5">liked in the</text:p>
            <text:p text:style-name="P5">website</text:p>
          </table:table-cell>
          <table:table-cell table:style-name="WebsitesCaseStudy.A1" office:value-type="string">
            <text:p text:style-name="P5">Things disliked in the</text:p>
            <text:p text:style-name="P5">website</text:p>
          </table:table-cell>
          <table:table-cell table:style-name="WebsitesCaseStudy.A1" office:value-type="string">
            <text:p text:style-name="P5"><text:span text:style-name="T1">O</text:span>verall</text:p>
            <text:p text:style-name="P5">evaluation</text:p>
            <text:p text:style-name="P5">(Good/Bad)</text:p>
          </table:table-cell>
        </table:table-row>
        <table:table-row>
          <table:table-cell table:style-name="WebsitesCaseStudy.A2" office:value-type="string">
            <text:p text:style-name="P6">1</text:p>
          </table:table-cell>
          <table:table-cell table:style-name="WebsitesCaseStudy.B2" office:value-type="string">
            <text:p text:style-name="P7">https://pict.edu/</text:p>
          </table:table-cell>
          <table:table-cell table:style-name="WebsitesCaseStudy.C2" office:value-type="string">
            <text:p text:style-name="P4"><text:span text:style-name="T13">T</text:span><text:span text:style-name="T12">he website is mainly for providing information about Pune Institute of Computer Technology (PICT), its academics, admissions, campus life, and updates to students, parents, and stakeholders.</text:span><text:span text:style-name="T29"><text:line-break/></text:span></text:p>
          </table:table-cell>
          <table:table-cell table:style-name="WebsitesCaseStudy.D2" office:value-type="string">
            <text:list xml:id="list4007467912" text:style-name="L1">
              <text:list-item>
                <text:p text:style-name="P18"><text:span text:style-name="T32">Structured sections for academics, research, and entrepreneurship cells.</text:span></text:p>
              </text:list-item>
              <text:list-item>
                <text:p text:style-name="P18"><text:span text:style-name="T18">Announcements on events and collaborations are available.</text:span></text:p>
              </text:list-item>
              <text:list-item>
                <text:p text:style-name="P18"><text:span text:style-name="T19">Detailed About Us page covering vision, mission, and specialized labs.</text:span></text:p>
              </text:list-item>
              <text:list-item>
                <text:p text:style-name="P20"><text:span text:style-name="T19">S</text:span><text:span text:style-name="T20">earch Bar for efficient resource searching.</text:span></text:p>
              </text:list-item>
              <text:list-item>
                <text:p text:style-name="P19"><text:span text:style-name="T22">Promotes placements, MoUs and student achievements.</text:span></text:p>
              </text:list-item>
            </text:list>
          </table:table-cell>
          <table:table-cell table:style-name="WebsitesCaseStudy.E2" office:value-type="string">
            <text:list xml:id="list1926639882" text:style-name="L2">
              <text:list-item>
                <text:p text:style-name="P9">Website is not very modern in terms of interactive elements and visuals compared to newer college sites.</text:p>
              </text:list-item>
              <text:list-item>
                <text:p text:style-name="P11">Has repetitive things for example home page has navbar also sidebar! For the same items.</text:p>
              </text:list-item>
              <text:list-item>
                <text:p text:style-name="P11">Minimal interactivity, like hover effects or image carousels.</text:p>
              </text:list-item>
              <text:list-item>
                <text:p text:style-name="P11"><text:span text:style-name="T29">Few UI elements crash or are in-consistent!</text:span></text:p>
              </text:list-item>
              <text:list-item>
                <text:p text:style-name="P11"><text:span text:style-name="T29">Few web pages were updated years ago! Need for frequent updates <text:s/></text:span><text:span text:style-name="T39">or revision!</text:span></text:p>
                <text:p text:style-name="P11"/>
              </text:list-item>
            </text:list>
          </table:table-cell>
          <table:table-cell table:style-name="WebsitesCaseStudy.F2" office:value-type="string">
            <text:p text:style-name="P8">Good</text:p>
          </table:table-cell>
        </table:table-row>
        <table:table-row table:style-name="WebsitesCaseStudy.3">
          <table:table-cell table:style-name="WebsitesCaseStudy.A2" office:value-type="string">
            <text:p text:style-name="P6">2</text:p>
          </table:table-cell>
          <table:table-cell table:style-name="WebsitesCaseStudy.B3" office:value-type="string">
            <text:p text:style-name="P10">https://www.irctc.co.in</text:p>
          </table:table-cell>
          <table:table-cell table:style-name="WebsitesCaseStudy.C3" office:value-type="string">
            <text:p text:style-name="P10">Online booking of train tickets, PNR status checks, and e-catering</text:p>
          </table:table-cell>
          <table:table-cell table:style-name="WebsitesCaseStudy.D3" office:value-type="string">
            <text:list xml:id="list890715716" text:style-name="L3">
              <text:list-item>
                <text:p text:style-name="P15"><text:span text:style-name="T17">Comprehensive rail services under one platform for millions of user</text:span><text:span text:style-name="T21">s. <text:s text:c="4"/></text:span></text:p>
                <text:p text:style-name="P15"><text:span text:style-name="T21"/></text:p>
              </text:list-item>
              <text:list-item>
                <text:p text:style-name="P15"><text:span text:style-name="T17">eWallet for seamless payments across web/app.</text:span></text:p>
                <text:p text:style-name="P15"><text:span text:style-name="T17"/></text:p>
              </text:list-item>
              <text:list-item>
                <text:p text:style-name="P15"><text:span text:style-name="T14">Sync between website and mobile for user convenience.</text:span></text:p>
              </text:list-item>
            </text:list>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able:table-cell>
          <table:table-cell table:style-name="WebsitesCaseStudy.E3" office:value-type="string">
            <text:list xml:id="list3436994825" text:style-name="L4">
              <text:list-item>
                <text:p text:style-name="P16"><text:span text:style-name="T22">homepage with overwhelming <text:s/>visual hierarchy.</text:span></text:p>
                <text:p text:style-name="P16"><text:span text:style-name="T22"/></text:p>
              </text:list-item>
              <text:list-item>
                <text:p text:style-name="P16"><text:span text:style-name="T22">Unclear navigation, no easy backtracking in booking flow.</text:span></text:p>
                <text:p text:style-name="P16"><text:span text:style-name="T22"/></text:p>
              </text:list-item>
              <text:list-item>
                <text:p text:style-name="P16"><text:span text:style-name="T22">Cryptic errors, slow loads, excessive captchas.<text:line-break/></text:span><text:span text:style-name="T33"><text:line-break/></text:span></text:p>
              </text:list-item>
            </text:list>
          </table:table-cell>
          <table:table-cell table:style-name="WebsitesCaseStudy.F3" office:value-type="string">
            <text:p text:style-name="P23">Average</text:p>
          </table:table-cell>
        </table:table-row>
        <text:soft-page-break/>
        <table:table-row>
          <table:table-cell table:style-name="WebsitesCaseStudy.A2" office:value-type="string">
            <text:p text:style-name="P6">3</text:p>
          </table:table-cell>
          <table:table-cell table:style-name="WebsitesCaseStudy.B4" office:value-type="string">
            <text:p text:style-name="P10">https://www.indiatoday.in/</text:p>
          </table:table-cell>
          <table:table-cell table:style-name="WebsitesCaseStudy.C4" office:value-type="string">
            <text:p text:style-name="P10">Delivers latest news, analysis on politics, business, tech, and global events.<text:span text:style-name="T29"><text:line-break/></text:span></text:p>
          </table:table-cell>
          <table:table-cell table:style-name="WebsitesCaseStudy.D4" office:value-type="string">
            <text:list xml:id="list546142923" text:style-name="L5">
              <text:list-item>
                <text:p text:style-name="P21"><text:span text:style-name="T38">J</text:span>ournalism with balanced reporting.</text:p>
              </text:list-item>
              <text:list-item>
                <text:p text:style-name="P22"><text:span text:style-name="T37">U</text:span>ser-friendly content structure.</text:p>
              </text:list-item>
              <text:list-item>
                <text:p text:style-name="P22">Strong coverage of India-specific news like elections and unrest.</text:p>
              </text:list-item>
            </text:list>
          </table:table-cell>
          <table:table-cell table:style-name="WebsitesCaseStudy.E4" office:value-type="string">
            <text:list xml:id="list2898423531" text:style-name="L6">
              <text:list-item>
                <text:p text:style-name="P12">Homepage ad-heavy, chaotic with intrusive popups/<text:span text:style-name="T38">adv</text:span> hiding articles.</text:p>
              </text:list-item>
              <text:list-item>
                <text:p text:style-name="P12">High bounce rate (53%) from overwhelming layout.</text:p>
              </text:list-item>
              <text:list-item>
                <text:p text:style-name="P13">Too much of console logs!</text:p>
              </text:list-item>
              <text:list-item>
                <text:p text:style-name="P13">Uses alot of Browser Storage!</text:p>
                <text:p text:style-name="P12"><text:line-break/></text:p>
              </text:list-item>
            </text:list>
          </table:table-cell>
          <table:table-cell table:style-name="WebsitesCaseStudy.F4" office:value-type="string">
            <text:p text:style-name="P27">Average</text:p>
          </table:table-cell>
        </table:table-row>
        <table:table-row>
          <table:table-cell table:style-name="WebsitesCaseStudy.A2" office:value-type="string">
            <text:p text:style-name="P6">4</text:p>
          </table:table-cell>
          <table:table-cell table:style-name="WebsitesCaseStudy.B5" office:value-type="string">
            <text:p text:style-name="YEAHHHH">https://rajasthan.gov.in/</text:p>
          </table:table-cell>
          <table:table-cell table:style-name="WebsitesCaseStudy.C5" office:value-type="string">
            <text:p text:style-name="YEAHHHH">Central hub for state governance info, including Rajasthan at a glance (capital Jaipur, 41 districts).</text:p>
          </table:table-cell>
          <table:table-cell table:style-name="WebsitesCaseStudy.D5" office:value-type="string">
            <text:list xml:id="list2627115834" text:style-name="L7">
              <text:list-item>
                <text:p text:style-name="P24">Comprehensive overview of state facts, departments, and key initiatives<text:span text:style-name="T29">​</text:span></text:p>
              </text:list-item>
              <text:list-item>
                <text:p text:style-name="P25"><text:span text:style-name="T6">Support for Hindi/English and grievance tools like Rajasthan Sampark.</text:span></text:p>
              </text:list-item>
              <text:list-item>
                <text:p text:style-name="P25"><text:span text:style-name="T6">Links to advanced portals (RajKaj for e-office, ReAMS for archives).</text:span></text:p>
              </text:list-item>
            </text:list>
          </table:table-cell>
          <table:table-cell table:style-name="WebsitesCaseStudy.E5" office:value-type="string">
            <text:list xml:id="list2918281839" text:style-name="L8">
              <text:list-item>
                <text:p text:style-name="P26"><text:span text:style-name="T5">Slow loads and non-intuitive navigation for non-tech users.</text:span></text:p>
              </text:list-item>
              <text:list-item>
                <text:p text:style-name="P26"><text:span text:style-name="T11">Few Button on Site redirect to same page where it is!</text:span></text:p>
              </text:list-item>
              <text:list-item>
                <text:p text:style-name="P26"><text:span text:style-name="T11">Search bar doesn’t work</text:span></text:p>
              </text:list-item>
              <text:list-item>
                <text:p text:style-name="P26"><text:span text:style-name="T11">Even after changing language to Hindi, few things are in English.</text:span><text:span text:style-name="T29"><text:line-break/></text:span></text:p>
              </text:list-item>
            </text:list>
          </table:table-cell>
          <table:table-cell table:style-name="WebsitesCaseStudy.F5" office:value-type="string">
            <text:p text:style-name="P27">Good</text:p>
          </table:table-cell>
        </table:table-row>
        <table:table-row>
          <table:table-cell table:style-name="WebsitesCaseStudy.A6" office:value-type="string">
            <text:p text:style-name="P6">5</text:p>
          </table:table-cell>
          <table:table-cell table:style-name="WebsitesCaseStudy.B6" office:value-type="string">
            <text:p text:style-name="YEAHHHH">https://www.apollohospitals.com/</text:p>
          </table:table-cell>
          <table:table-cell table:style-name="WebsitesCaseStudy.C6" office:value-type="string">
            <text:p text:style-name="YEAHHHH"><text:span text:style-name="T5">Promote Apollo's 73+ hospitals, clinics, pharmacies, and diagnostics across India.</text:span><text:span text:style-name="T29"><text:line-break/></text:span></text:p>
          </table:table-cell>
          <table:table-cell table:style-name="WebsitesCaseStudy.D6" office:value-type="string">
            <text:list xml:id="list3078703810" text:style-name="L9">
              <text:list-item>
                <text:p text:style-name="P28"><text:span text:style-name="T17">Comprehensive hospital network details with bed counts and specialties.</text:span></text:p>
              </text:list-item>
              <text:list-item>
                <text:p text:style-name="P28"><text:span text:style-name="T14">Lead generation via user-friendly oncology sections (past redesign).</text:span></text:p>
              </text:list-item>
              <text:list-item>
                <text:p text:style-name="P28"><text:span text:style-name="T14">Preventive health packages and telehealth for home access.</text:span></text:p>
              </text:list-item>
              <text:list-item>
                <text:p text:style-name="P28"><text:span text:style-name="T15">Multilingual support and easy medicine ordering.<text:line-break/></text:span><text:span text:style-name="T29"><text:line-break/></text:span></text:p>
              </text:list-item>
            </text:list>
          </table:table-cell>
          <table:table-cell table:style-name="WebsitesCaseStudy.E6" office:value-type="string">
            <text:list xml:id="list104033817940588" text:continue-numbering="true" text:style-name="L9">
              <text:list-item>
                <text:p text:style-name="P17"><text:span text:style-name="T27">Slow heavy image loads.</text:span><text:span text:style-name="T28"><text:line-break/></text:span></text:p>
              </text:list-item>
              <text:list-item>
                <text:p text:style-name="P17"><text:span text:style-name="T6">Poor </text:span><text:span text:style-name="T8">Footer UI</text:span><text:span text:style-name="T6"> in some </text:span><text:span text:style-name="T8">pages </text:span><text:span text:style-name="T6">affecting readability.</text:span></text:p>
              </text:list-item>
              <text:list-item>
                <text:p text:style-name="P17"><text:span text:style-name="T7">Fake or </text:span><text:span text:style-name="T10">O</text:span><text:span text:style-name="T7">utdated links /</text:span><text:span text:style-name="T9">button </text:span><text:span text:style-name="T7">leading to frustration.<text:line-break/></text:span><text:span text:style-name="T29"><text:line-break/></text:span></text:p>
              </text:list-item>
            </text:list>
          </table:table-cell>
          <table:table-cell table:style-name="WebsitesCaseStudy.F6" office:value-type="string">
            <text:p text:style-name="YEAHHHH">Good</text:p>
          </table: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fkGroteskNeue" svg:font-family="fkGroteskNeue, ui-sans-serif, system-ui, apple-system, BlinkMacSystemFont, 'Segoe UI', Roboto, 'Helvetica Neue', Arial, 'Noto Sans', sans-serif, 'Apple Color Emoji', 'Segoe UI Emoji', 'Segoe UI Symbol', 'Noto Color Emoji', 'Hiragino Sans', 'PingFang SC', 'Apple SD Gothic Neo', 'Yu Gothic', 'Microsoft YaHei', 'Microsoft JhengHei', Meiryo"/>
    <style:font-face style:name="fkGroteskNeue1" svg:font-family="fkGroteskNeue, ui-sans-serif, system-ui, apple-system, BlinkMacSystemFont, 'Segoe UI', Roboto, 'Helvetica Neue', Arial, 'Noto Sans', sans-serif, 'Apple Color Emoji', 'Segoe UI Emoji', 'Segoe UI Symbol', 'Noto Color Emoji', 'Hiragino Sans', 'PingFang SC', 'Apple SD Gothic Neo', 'Yu Gothic', 'Microsoft YaHei', 'Microsoft JhengHei', Meiryo"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YEAHHHH" style:family="paragraph" style:parent-style-name="Table_20_Contents">
      <style:paragraph-properties fo:text-align="start" style:justify-single-word="false"/>
      <style:text-properties fo:color="#000000" loext:opacity="100%" style:text-outline="false" style:text-line-through-style="none" style:text-line-through-type="none" style:font-name="fkGroteskNeue1" fo:font-family="fkGroteskNeue, ui-sans-serif, system-ui, apple-system, BlinkMacSystemFont, 'Segoe UI', Roboto, 'Helvetica Neue', Arial, 'Noto Sans', sans-serif, 'Apple Color Emoji', 'Segoe UI Emoji', 'Segoe UI Symbol', 'Noto Color Emoji', 'Hiragino Sans', 'PingFang SC', 'Apple SD Gothic Neo', 'Yu Gothic', 'Microsoft YaHei', 'Microsoft JhengHei', Meiryo" style:font-family-generic="roman" fo:font-size="9pt" fo:font-style="normal" fo:text-shadow="none" style:text-underline-style="none" fo:font-weight="normal" officeooo:rsid="000b6408" style:font-size-asian="9pt" style:font-style-asian="normal" style:font-weight-asian="normal" style:font-size-complex="9pt" style:font-style-complex="normal" style:font-weight-complex="normal" style:text-overline-style="none" style:text-overline-color="font-color"/>
    </style:style>
    <style:style style:name="Numbering_20_Symbols" style:display-name="Numbering Symbols" style:family="text">
      <style:text-properties fo:font-size="9pt" style:font-size-asian="7.84999990463257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IN">
      <number:number number:min-integer-digits="1"/>
    </number:number-style>
    <number:text-style style:name="N20100" number:language="en" number:country="IN">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2T09:01:56.669431031</meta:creation-date>
    <dc:date>2026-01-12T10:40:31.751087567</dc:date>
    <meta:editing-duration>PT35M1S</meta:editing-duration>
    <meta:editing-cycles>5</meta:editing-cycles>
    <meta:generator>LibreOffice/7.3.7.2$Linux_X86_64 LibreOffice_project/30$Build-2</meta:generator>
    <meta:document-statistic meta:table-count="1" meta:image-count="0" meta:object-count="0" meta:page-count="2" meta:paragraph-count="75" meta:word-count="484" meta:character-count="3225" meta:non-whitespace-character-count="2831"/>
  </office:meta>
</office:document-meta>
</file>